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table:style-name="Default"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.00.0000</text:date>, <text:time style:data-style-name="N2" text:time-value="17:19:14.3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23T17:25:36.827000000</dc:date>
    <meta:editing-duration>P5DT9H3M53S</meta:editing-duration>
    <meta:editing-cycles>2081</meta:editing-cycles>
    <meta:document-statistic meta:table-count="4" meta:cell-count="11509" meta:object-count="0"/>
  </office:meta>
</office:document-meta>
</file>